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leColorizer.addRule( String ruleSetName , ColorRule ru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leColorizer.setRules( Map 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leColorizer.setCurrentRuleSet( String ruleS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Colorizer.add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Colorizer.addPropertyChangeListener( String propertyName ,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Colorizer.setLoggerRule( Rule logger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leColorizer.setFindRule( Rule find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leColorizer.remove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Colorizer.get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Colorizer.getBackgroundColor( LoggingEvent 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uleColorizer.getForegroundColor( LoggingEvent 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uleColorizer.RuleColor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uleColorizer.removeRule( String ruleSetName , String expr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uleColorizer.addRules( Map newRu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